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0e7d" officeooo:paragraph-rsid="00070e7d" style:font-weight-asian="bold" style:font-weight-complex="bold"/>
    </style:style>
    <style:style style:name="P2" style:family="paragraph" style:parent-style-name="Standard">
      <style:text-properties officeooo:rsid="0008f019" officeooo:paragraph-rsid="000b35e8"/>
    </style:style>
    <style:style style:name="P3" style:family="paragraph" style:parent-style-name="Standard">
      <style:text-properties officeooo:rsid="000b35e8" officeooo:paragraph-rsid="000b35e8"/>
    </style:style>
    <style:style style:name="T1" style:family="text">
      <style:text-properties officeooo:rsid="000a92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9p<text:span text:style-name="T1">4</text:span> – Psuedocode</text:p>
      <text:p text:style-name="P2"/>
      <text:p text:style-name="P3">while(True): //while true loop allows for input to be rentered at end of loop</text:p>
      <text:p text:style-name="P3"><text:s text:c="4"/>x = user input //insert user input</text:p>
      <text:p text:style-name="P3"><text:s text:c="4"/>fact = 0 //factorial variable = 0</text:p>
      <text:p text:style-name="P3"><text:s text:c="4"/>if x &lt; 0: //if user input is negative print statement and terminate program</text:p>
      <text:p text:style-name="P3"><text:s text:c="8"/>print("negative int entered - program end");</text:p>
      <text:p text:style-name="P3"><text:s text:c="8"/>break;</text:p>
      <text:p text:style-name="P3"><text:s text:c="4"/>else:</text:p>
      <text:p text:style-name="P3"><text:s text:c="8"/>if x == 0:</text:p>
      <text:p text:style-name="P3"><text:s text:c="12"/>fact = 1 //if input is 0 factorial is 1</text:p>
      <text:p text:style-name="P3"><text:s text:c="8"/>elif x == 1:</text:p>
      <text:p text:style-name="P3"><text:s text:c="12"/>fact = 1 //if input is 1 factorial is 1</text:p>
      <text:p text:style-name="P3"><text:s text:c="8"/>else:</text:p>
      <text:p text:style-name="P3"><text:s text:c="12"/>fact = 1</text:p>
      <text:p text:style-name="P3"><text:s text:c="12"/>y = 1</text:p>
      <text:p text:style-name="P3"><text:s text:c="12"/>for y in range(1,x+1):</text:p>
      <text:p text:style-name="P3"><text:s text:c="16"/>fact *= y //otherwise if factorial is over 1 then increment factorial by factorial * y</text:p>
      <text:p text:style-name="P3"><text:s text:c="8"/>print('Factorial of', x, 'is', fact) //print out factorial of user in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4:25:14.408141998</meta:creation-date>
    <meta:generator>LibreOffice/5.1.4.2$Linux_X86_64 LibreOffice_project/10m0$Build-2</meta:generator>
    <dc:date>2016-10-25T14:41:53.266471698</dc:date>
    <meta:editing-duration>PT15M30S</meta:editing-duration>
    <meta:editing-cycles>6</meta:editing-cycles>
    <meta:document-statistic meta:table-count="0" meta:image-count="0" meta:object-count="0" meta:page-count="1" meta:paragraph-count="18" meta:word-count="118" meta:character-count="729" meta:non-whitespace-character-count="488"/>
  </office:meta>
</office:document-meta>
</file>